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24C000001C209E391B319CDC007.png" manifest:media-type="image/png"/>
  <manifest:file-entry manifest:full-path="Pictures/1000000000000257000001BD5B64F8A7AB7AA5D4.pdf" manifest:media-type="application/pdf"/>
  <manifest:file-entry manifest:full-path="Pictures/100000000000024C000001C2EB28B9F1A8A97E8C.png" manifest:media-type="image/png"/>
  <manifest:file-entry manifest:full-path="Pictures/1000000000000257000001BD70210A2C30DECBC5.png" manifest:media-type="image/png"/>
  <manifest:file-entry manifest:full-path="Pictures/1000000000000257000001BD698582A3C3B9800A.pdf" manifest:media-type="application/pdf"/>
  <manifest:file-entry manifest:full-path="Pictures/1000020100000520000000CCC8DFD574F0954B12.png" manifest:media-type="image/png"/>
  <manifest:file-entry manifest:full-path="Pictures/1000000000000257000001BDA580D014EE027EF5.png" manifest:media-type="image/png"/>
  <manifest:file-entry manifest:full-path="Pictures/1000000000000257000001BD3F9CAF5994C25D7E.png" manifest:media-type="image/png"/>
  <manifest:file-entry manifest:full-path="Pictures/1000000000000257000001BD80771D68E8AB5792.png" manifest:media-type="image/png"/>
  <manifest:file-entry manifest:full-path="Pictures/100010580000879200001508D21A14F0A9096EB5.svg" manifest:media-type="image/svg+xml"/>
  <manifest:file-entry manifest:full-path="Pictures/1000000000000257000001BDEEDBC46F878DFA64.pdf" manifest:media-type="application/pdf"/>
  <manifest:file-entry manifest:full-path="Pictures/100000000000024C000001C2DE8ECDABBAD47D12.pdf" manifest:media-type="application/pdf"/>
  <manifest:file-entry manifest:full-path="Pictures/1000000000000257000001BDD7B79C82C28CC7B0.pdf" manifest:media-type="application/pdf"/>
  <manifest:file-entry manifest:full-path="Pictures/100000000000024C000001C2420A2F8488A7E945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2.847cm, 0cm, 0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2.279cm, 0cm, 0cm)" draw:image-opacity="100%" style:mirror="none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3.051cm" style:use-optimal-column-width="false"/>
    </style:style>
    <style:style style:name="co2" style:family="table-column">
      <style:table-column-properties style:column-width="2.237cm" style:use-optimal-column-width="false"/>
    </style:style>
    <style:style style:name="co3" style:family="table-column">
      <style:table-column-properties style:column-width="4.041cm" style:use-optimal-column-width="false"/>
    </style:style>
    <style:style style:name="co4" style:family="table-column">
      <style:table-column-properties style:column-width="1.876cm" style:use-optimal-column-width="false"/>
    </style:style>
    <style:style style:name="co5" style:family="table-column">
      <style:table-column-properties style:column-width="3.031cm" style:use-optimal-column-width="false"/>
    </style:style>
    <style:style style:name="ro1" style:family="table-row">
      <style:table-row-properties style:row-height="1.335cm"/>
    </style:style>
    <style:style style:name="ro2" style:family="table-row">
      <style:table-row-properties style:row-height="1.337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g>
          <draw:frame draw:style-name="gr1" draw:text-style-name="P1" draw:layer="layout" svg:width="6.147cm" svg:height="5.51cm" svg:x="3.252cm" svg:y="7.537cm">
            <draw:image xlink:href="Pictures/1000000000000257000001BD698582A3C3B9800A.pdf" xlink:type="simple" xlink:show="embed" xlink:actuate="onLoad" loext:mime-type="application/pdf">
              <text:p/>
            </draw:image>
            <draw:image xlink:href="Pictures/1000000000000257000001BD70210A2C30DECBC5.png" xlink:type="simple" xlink:show="embed" xlink:actuate="onLoad" loext:mime-type="image/png"/>
          </draw:frame>
          <draw:frame draw:style-name="gr1" draw:text-style-name="P1" draw:layer="layout" svg:width="6.147cm" svg:height="5.51cm" svg:x="3.252cm" svg:y="2.027cm">
            <draw:image xlink:href="Pictures/1000000000000257000001BD5B64F8A7AB7AA5D4.pdf" xlink:type="simple" xlink:show="embed" xlink:actuate="onLoad" loext:mime-type="application/pdf">
              <text:p/>
            </draw:image>
            <draw:image xlink:href="Pictures/1000000000000257000001BDA580D014EE027EF5.png" xlink:type="simple" xlink:show="embed" xlink:actuate="onLoad" loext:mime-type="image/png"/>
          </draw:frame>
          <draw:frame draw:style-name="gr2" draw:text-style-name="P1" draw:layer="layout" svg:width="7.494cm" svg:height="5.51cm" svg:x="10.158cm" svg:y="2.2cm">
            <draw:image xlink:href="Pictures/1000000000000257000001BDD7B79C82C28CC7B0.pdf" xlink:type="simple" xlink:show="embed" xlink:actuate="onLoad" loext:mime-type="application/pdf">
              <text:p/>
            </draw:image>
            <draw:image xlink:href="Pictures/1000000000000257000001BD80771D68E8AB5792.png" xlink:type="simple" xlink:show="embed" xlink:actuate="onLoad" loext:mime-type="image/png"/>
          </draw:frame>
          <draw:frame draw:style-name="gr3" draw:text-style-name="P1" draw:layer="layout" svg:width="7.494cm" svg:height="5.51cm" svg:x="10.158cm" svg:y="7.537cm">
            <draw:image xlink:href="Pictures/1000000000000257000001BDEEDBC46F878DFA64.pdf" xlink:type="simple" xlink:show="embed" xlink:actuate="onLoad" loext:mime-type="application/pdf">
              <text:p/>
            </draw:image>
            <draw:image xlink:href="Pictures/1000000000000257000001BD3F9CAF5994C25D7E.png" xlink:type="simple" xlink:show="embed" xlink:actuate="onLoad" loext:mime-type="image/png"/>
          </draw:frame>
          <draw:frame draw:style-name="gr4" draw:text-style-name="P1" draw:layer="layout" svg:width="5.799cm" svg:height="5.2cm" svg:x="3.4cm" svg:y="13.4cm">
            <draw:image xlink:href="Pictures/100000000000024C000001C2420A2F8488A7E945.pdf" xlink:type="simple" xlink:show="embed" xlink:actuate="onLoad" loext:mime-type="application/pdf">
              <text:p/>
            </draw:image>
            <draw:image xlink:href="Pictures/100000000000024C000001C2EB28B9F1A8A97E8C.png" xlink:type="simple" xlink:show="embed" xlink:actuate="onLoad" loext:mime-type="image/png"/>
          </draw:frame>
          <draw:frame draw:style-name="gr3" draw:text-style-name="P1" draw:layer="layout" svg:width="7.108cm" svg:height="5.439cm" svg:x="10.292cm" svg:y="13.161cm">
            <draw:image xlink:href="Pictures/100000000000024C000001C2DE8ECDABBAD47D12.pdf" xlink:type="simple" xlink:show="embed" xlink:actuate="onLoad" loext:mime-type="application/pdf">
              <text:p/>
            </draw:image>
            <draw:image xlink:href="Pictures/100000000000024C000001C209E391B319CDC007.png" xlink:type="simple" xlink:show="embed" xlink:actuate="onLoad" loext:mime-type="image/png"/>
          </draw:frame>
          <draw:line draw:style-name="gr5" draw:text-style-name="P2" draw:layer="layout" svg:x1="10cm" svg:y1="1.4cm" svg:x2="10cm" svg:y2="18.4cm">
            <text:p/>
          </draw:line>
          <draw:line draw:style-name="gr6" draw:text-style-name="P2" draw:layer="layout" svg:x1="1.8cm" svg:y1="7.5cm" svg:x2="18.4cm" svg:y2="7.5cm">
            <text:p/>
          </draw:line>
          <draw:frame draw:style-name="standard" draw:layer="layout" svg:width="14.235cm" svg:height="6.676cm" svg:x="3.186cm" svg:y="19.996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  <table:table-row table:style-name="ro1" table:default-cell-style-name="ce1">
                <table:table-cell>
                  <text:p text:style-name="P3">ECM density</text:p>
                </table:table-cell>
                <table:table-cell>
                  <text:p text:style-name="P3">Cell-cell adhesion</text:p>
                </table:table-cell>
                <table:table-cell>
                  <text:p text:style-name="P3">Next-neighbor velocity correlation</text:p>
                </table:table-cell>
                <table:table-cell>
                  <text:p text:style-name="P3">Speed</text:p>
                </table:table-cell>
                <table:table-cell>
                  <text:p text:style-name="P3"># Single cells</text:p>
                </table:table-cell>
              </table:table-row>
              <table:table-row table:style-name="ro1" table:default-cell-style-name="ce1">
                <table:table-cell>
                  <text:p text:style-name="P3">0</text:p>
                </table:table-cell>
                <table:table-cell>
                  <text:p text:style-name="P3">0</text:p>
                </table:table-cell>
                <table:table-cell>
                  <text:p text:style-name="P3">0.19</text:p>
                </table:table-cell>
                <table:table-cell>
                  <text:p text:style-name="P3">0.67</text:p>
                </table:table-cell>
                <table:table-cell>
                  <text:p text:style-name="P3">98</text:p>
                </table:table-cell>
              </table:table-row>
              <table:table-row table:style-name="ro1" table:default-cell-style-name="ce1">
                <table:table-cell>
                  <text:p text:style-name="P3">0</text:p>
                </table:table-cell>
                <table:table-cell>
                  <text:p text:style-name="P3">10</text:p>
                </table:table-cell>
                <table:table-cell>
                  <text:p text:style-name="P3">0.59</text:p>
                </table:table-cell>
                <table:table-cell>
                  <text:p text:style-name="P3">0.25</text:p>
                </table:table-cell>
                <table:table-cell>
                  <text:p text:style-name="P3">0</text:p>
                </table:table-cell>
              </table:table-row>
              <table:table-row table:style-name="ro1" table:default-cell-style-name="ce1">
                <table:table-cell>
                  <text:p text:style-name="P3">10</text:p>
                </table:table-cell>
                <table:table-cell>
                  <text:p text:style-name="P3">0</text:p>
                </table:table-cell>
                <table:table-cell>
                  <text:p text:style-name="P3">0.22</text:p>
                </table:table-cell>
                <table:table-cell>
                  <text:p text:style-name="P3">0.64</text:p>
                </table:table-cell>
                <table:table-cell>
                  <text:p text:style-name="P3">0</text:p>
                </table:table-cell>
              </table:table-row>
              <table:table-row table:style-name="ro2" table:default-cell-style-name="ce1">
                <table:table-cell>
                  <text:p text:style-name="P3">10</text:p>
                </table:table-cell>
                <table:table-cell>
                  <text:p text:style-name="P3">10</text:p>
                </table:table-cell>
                <table:table-cell>
                  <text:p text:style-name="P3">0.64</text:p>
                </table:table-cell>
                <table:table-cell>
                  <text:p text:style-name="P3">0.23</text:p>
                </table:table-cell>
                <table:table-cell>
                  <text:p text:style-name="P3">0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frame draw:style-name="gr7" draw:text-style-name="P4" draw:layer="layout" svg:width="5.231cm" svg:height="1cm" draw:transform="rotate (1.56695660244051) translate (1.673cm 7.229cm)">
          <draw:text-box>
            <text:p>Ecm density = 0</text:p>
          </draw:text-box>
        </draw:frame>
        <draw:frame draw:style-name="gr8" draw:text-style-name="P4" draw:layer="layout" svg:width="7.252cm" svg:height="0.962cm" svg:x="10.3cm" svg:y="1.1cm">
          <draw:text-box>
            <text:p>Cell-cell adhesion <text:s/>= 10</text:p>
          </draw:text-box>
        </draw:frame>
        <draw:frame draw:style-name="gr7" draw:text-style-name="P4" draw:layer="layout" svg:width="5.531cm" svg:height="1cm" draw:transform="rotate (1.56695660244051) translate (1.774cm 12.929cm)">
          <draw:text-box>
            <text:p>Ecm density = 10</text:p>
          </draw:text-box>
        </draw:frame>
        <draw:frame draw:style-name="gr9" draw:text-style-name="P4" draw:layer="layout" svg:width="6.8cm" svg:height="0.962cm" svg:x="2.8cm" svg:y="1.1cm">
          <draw:text-box>
            <text:p>Cell-cell adhesion <text:s/>= 0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8.115cm" svg:height="11.136cm" svg:x="1.441cm" svg:y="2.256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6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0999984741211pt" fo:font-style="normal" fo:text-shadow="none" style:text-underline-style="none" fo:font-weight="normal" style:letter-kerning="true" style:font-size-asian="34.9000015258789pt" style:font-size-complex="34.9000015258789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cm" fo:text-indent="0cm"/>
      <style:text-properties fo:font-size="40.4000015258789pt"/>
    </style:style>
    <style:style style:name="BrightBlue-outline3" style:family="presentation" style:parent-style-name="BrightBlue-outline2">
      <style:paragraph-properties fo:margin-left="0cm" fo:margin-right="0cm" fo:margin-top="0cm" fo:margin-bottom="0.428cm" fo:text-indent="0cm"/>
      <style:text-properties fo:font-size="34.5999984741211pt"/>
    </style:style>
    <style:style style:name="BrightBlue-outline4" style:family="presentation" style:parent-style-name="BrightBlue-outline3">
      <style:paragraph-properties fo:margin-left="0cm" fo:margin-right="0cm" fo:margin-top="0cm" fo:margin-bottom="0.283cm" fo:text-indent="0cm"/>
      <style:text-properties fo:font-size="28.8999996185303pt"/>
    </style:style>
    <style:style style:name="BrightBlue-outline5" style:family="presentation" style:parent-style-name="BrightBlue-outline4">
      <style:paragraph-properties fo:margin-left="0cm" fo:margin-right="0cm" fo:margin-top="0cm" fo:margin-bottom="0.14cm" fo:text-indent="0cm"/>
      <style:text-properties fo:font-size="28.8999996185303pt"/>
    </style:style>
    <style:style style:name="BrightBlue-outline6" style:family="presentation" style:parent-style-name="BrightBlue-outline5">
      <style:paragraph-properties fo:margin-left="0cm" fo:margin-right="0cm" fo:margin-top="0cm" fo:margin-bottom="0.14cm" fo:text-indent="0cm"/>
      <style:text-properties fo:font-size="28.8999996185303pt"/>
    </style:style>
    <style:style style:name="BrightBlue-outline7" style:family="presentation" style:parent-style-name="BrightBlue-outline6">
      <style:paragraph-properties fo:margin-left="0cm" fo:margin-right="0cm" fo:margin-top="0cm" fo:margin-bottom="0.14cm" fo:text-indent="0cm"/>
      <style:text-properties fo:font-size="28.8999996185303pt"/>
    </style:style>
    <style:style style:name="BrightBlue-outline8" style:family="presentation" style:parent-style-name="BrightBlue-outline7">
      <style:paragraph-properties fo:margin-left="0cm" fo:margin-right="0cm" fo:margin-top="0cm" fo:margin-bottom="0.14cm" fo:text-indent="0cm"/>
      <style:text-properties fo:font-size="28.8999996185303pt"/>
    </style:style>
    <style:style style:name="BrightBlue-outline9" style:family="presentation" style:parent-style-name="BrightBlue-outline8">
      <style:paragraph-properties fo:margin-left="0cm" fo:margin-right="0cm" fo:margin-top="0cm" fo:margin-bottom="0.14cm" fo:text-indent="0cm"/>
      <style:text-properties fo:font-size="28.8999996185303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size-asian="34.9000015258789pt" style:font-size-complex="34.9000015258789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9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1cm" fo:margin-bottom="0cm" fo:text-indent="0cm"/>
      <style:text-properties fo:font-size="42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16.239cm" svg:height="5.954cm" svg:x="-0.118cm" svg:y="0.396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8DFD574F0954B12.png" xlink:type="simple" xlink:show="embed" xlink:actuate="onLoad" loext:mime-type="image/png"/>
      </draw:frame>
      <draw:frame presentation:style-name="BrightBlue-title" draw:layer="backgroundobjects" svg:width="14.626cm" svg:height="4.623cm" svg:x="1.048cm" svg:y="1.065cm" presentation:class="title" presentation:placeholder="true">
        <draw:text-box/>
      </draw:frame>
      <draw:frame presentation:style-name="BrightBlue-outline1" draw:layer="backgroundobjects" svg:width="18.9cm" svg:height="16.238cm" svg:x="1.048cm" svg:y="6.751cm" presentation:class="outline" presentation:placeholder="true">
        <draw:text-box/>
      </draw:frame>
      <draw:frame presentation:style-name="Mpr1" draw:text-style-name="MP2" draw:layer="backgroundobjects" svg:width="4.892cm" svg:height="1.929cm" svg:x="1.048cm" svg:y="25.5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6.656cm" svg:height="1.929cm" svg:x="7.178cm" svg:y="25.502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2cm" svg:y="25.50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8.899cm" svg:height="4.674cm" svg:x="1.05cm" svg:y="1.117cm" presentation:class="title" presentation:placeholder="true">
        <draw:text-box/>
      </draw:frame>
      <draw:frame draw:layer="backgroundobjects" svg:width="18.899cm" svg:height="39.798cm" svg:x="1.049cm" svg:y="6.549cm" presentation:class="outline" presentation:placeholder="true">
        <draw:text-box/>
      </draw:frame>
      <draw:frame presentation:style-name="Mpr4" draw:text-style-name="MP9" draw:layer="backgroundobjects" svg:width="4.892cm" svg:height="1.929cm" svg:x="1.05cm" svg:y="25.505cm" presentation:class="date-time">
        <draw:text-box>
          <text:p text:style-name="MP8"><presentation:date-time/></text:p>
        </draw:text-box>
      </draw:frame>
      <draw:frame presentation:style-name="Mpr4" draw:text-style-name="MP11" draw:layer="backgroundobjects" svg:width="6.656cm" svg:height="1.929cm" svg:x="7.18cm" svg:y="25.505cm" presentation:class="footer">
        <draw:text-box>
          <text:p text:style-name="MP10"><presentation:footer/></text:p>
        </draw:text-box>
      </draw:frame>
      <draw:frame presentation:style-name="Mpr4" draw:text-style-name="MP13" draw:layer="backgroundobjects" svg:width="4.892cm" svg:height="1.929cm" svg:x="15.055cm" svg:y="25.50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8.115cm" svg:height="11.136cm" svg:x="1.441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presentation:header/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4:34:29.121111622</meta:creation-date>
    <meta:editing-duration>PT11M54S</meta:editing-duration>
    <meta:editing-cycles>3</meta:editing-cycles>
    <meta:generator>LibreOffice/6.2.7.1$Linux_X86_64 LibreOffice_project/20$Build-1</meta:generator>
    <dc:title>Bright Blue</dc:title>
    <dc:date>2019-10-23T15:49:34.878453733</dc:date>
    <meta:document-statistic meta:object-count="49"/>
  </office:meta>
</office:document-meta>
</file>